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39H43M06.574050999S" calcext:value-type="time">
            <text:p>1539:4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/>
          <table:table-cell table:formula="of:=IF([.C291]-[.B291] &gt; 0; [.C291]-[.B2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Zone4! lock silent VFX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07H59M49.327S" calcext:value-type="time">
            <text:p>07:5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7:56:37.1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6T10:48:37.260000000</dc:date>
    <meta:editing-duration>P68DT17H12M18S</meta:editing-duration>
    <meta:editing-cycles>1815</meta:editing-cycles>
    <meta:generator>LibreOffice/7.2.6.2$Windows_X86_64 LibreOffice_project/b0ec3a565991f7569a5a7f5d24fed7f52653d754</meta:generator>
    <dc:creator>Benjamin Laws</dc:creator>
    <meta:document-statistic meta:table-count="2" meta:cell-count="2187" meta:object-count="0"/>
  </office:meta>
</office:document-meta>
</file>